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dcbd" officeooo:paragraph-rsid="001fdcbd"/>
    </style:style>
    <style:style style:name="P2" style:family="paragraph" style:parent-style-name="Standard">
      <style:text-properties officeooo:rsid="001fdcbd" officeooo:paragraph-rsid="0020f9a2"/>
    </style:style>
    <style:style style:name="P3" style:family="paragraph" style:parent-style-name="Standard">
      <style:text-properties officeooo:rsid="0020f9a2" officeooo:paragraph-rsid="0020f9a2"/>
    </style:style>
    <style:style style:name="P4" style:family="paragraph" style:parent-style-name="Standard">
      <style:text-properties officeooo:rsid="00228f29" officeooo:paragraph-rsid="00228f29"/>
    </style:style>
    <style:style style:name="P5" style:family="paragraph" style:parent-style-name="Standard">
      <style:text-properties officeooo:rsid="0024119e" officeooo:paragraph-rsid="0024119e"/>
    </style:style>
    <style:style style:name="P6" style:family="paragraph" style:parent-style-name="Standard">
      <style:text-properties officeooo:rsid="00246d28" officeooo:paragraph-rsid="00246d28"/>
    </style:style>
    <style:style style:name="P7" style:family="paragraph" style:parent-style-name="Standard">
      <style:text-properties officeooo:rsid="00247e2c" officeooo:paragraph-rsid="00247e2c"/>
    </style:style>
    <style:style style:name="P8" style:family="paragraph" style:parent-style-name="Standard">
      <style:text-properties officeooo:rsid="0024baf1" officeooo:paragraph-rsid="0024baf1"/>
    </style:style>
    <style:style style:name="P9" style:family="paragraph" style:parent-style-name="Standard">
      <style:text-properties officeooo:rsid="0020f9a2" officeooo:paragraph-rsid="0020f9a2"/>
    </style:style>
    <style:style style:name="P10" style:family="paragraph" style:parent-style-name="Standard">
      <style:text-properties fo:language="en" fo:country="US" officeooo:rsid="0020f9a2" officeooo:paragraph-rsid="0020f9a2"/>
    </style:style>
    <style:style style:name="P11" style:family="paragraph" style:parent-style-name="Standard">
      <style:text-properties officeooo:rsid="0025ad13" officeooo:paragraph-rsid="0025ad13"/>
    </style:style>
    <style:style style:name="P12" style:family="paragraph" style:parent-style-name="Standard">
      <style:text-properties officeooo:rsid="0027134c" officeooo:paragraph-rsid="0027134c"/>
    </style:style>
    <style:style style:name="P13" style:family="paragraph" style:parent-style-name="Standard">
      <style:text-properties officeooo:rsid="00282ad9" officeooo:paragraph-rsid="00282ad9"/>
    </style:style>
    <style:style style:name="T1" style:family="text">
      <style:text-properties officeooo:rsid="0020f9a2"/>
    </style:style>
    <style:style style:name="T2" style:family="text">
      <style:text-properties officeooo:rsid="00246d28"/>
    </style:style>
    <style:style style:name="T3" style:family="text">
      <style:text-properties officeooo:rsid="0025cb0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dlc - <text:a xlink:type="simple" xlink:href="https://websensa.com/pl/2021/03/10/software-development-life-cycle-fazy-i-modele-sdlc/" text:style-name="Internet_20_link" text:visited-style-name="Visited_20_Internet_20_Link">https://websensa.com/pl/2021/03/10/software-development-life-cycle-fazy-i-modele-sdlc/</text:a></text:p>
      <text:p text:style-name="P1"/>
      <text:p text:style-name="P2">1. Plan</text:p>
      <text:p text:style-name="P3">Requirments</text:p>
      <text:p text:style-name="P2">2. Design</text:p>
      <text:p text:style-name="P10">Implementation</text:p>
      <text:p text:style-name="P2">3. Code</text:p>
      <text:p text:style-name="P3">Build</text:p>
      <text:p text:style-name="P2">4. Test</text:p>
      <text:p text:style-name="P3">Release</text:p>
      <text:p text:style-name="P2">5. <text:span text:style-name="T1">Deploy</text:span></text:p>
      <text:p text:style-name="P3">Maintenance</text:p>
      <text:p text:style-name="P3">6. Operate</text:p>
      <text:p text:style-name="P3">Feature or fix</text:p>
      <text:p text:style-name="P3"/>
      <text:p text:style-name="P4">Zmiany biznesowe</text:p>
      <text:p text:style-name="P4">Zmiany w wydajności – na lepsze lub gorsze</text:p>
      <text:p text:style-name="P4">Problemy z bezpieczeństwem</text:p>
      <text:p text:style-name="P4">Zmiany kadrowe</text:p>
      <text:p text:style-name="P4">Bugfixing – QoS</text:p>
      <text:p text:style-name="P4"/>
      <text:p text:style-name="P4">Stages:</text:p>
      <text:p text:style-name="P4">1. Idea</text:p>
      <text:p text:style-name="P4">2. Plan – Komunikacja jest ważna</text:p>
      <text:p text:style-name="P4">3. Product lifecycle management – Jira, monday, asana itd.</text:p>
      <text:p text:style-name="P4">4. Requirements</text:p>
      <text:p text:style-name="P4">5. Design - Visual paradigm, draw.io, openAPI</text:p>
      <text:p text:style-name="P4">6. Sharing knowledge - Confluence</text:p>
      <text:p text:style-name="P4">7. Implementation</text:p>
      <text:p text:style-name="P4">8. Code</text:p>
      <text:p text:style-name="P4"/>
      <text:p text:style-name="P4">Web app layers:</text:p>
      <text:p text:style-name="P4">1. Presentation layer</text:p>
      <text:p text:style-name="P4">2. Application layer</text:p>
      <text:p text:style-name="P4">3. Domain layer</text:p>
      <text:p text:style-name="P4">4. Data layer</text:p>
      <text:p text:style-name="P4">5. Infrastructure layer</text:p>
      <text:p text:style-name="P4"/>
      <text:p text:style-name="P4">Java</text:p>
      <text:p text:style-name="P4"/>
      <text:p text:style-name="P4">Spring framework</text:p>
      <text:p text:style-name="P4">Spring boot</text:p>
      <text:p text:style-name="P4"/>
      <text:p text:style-name="P4">IJ</text:p>
      <text:p text:style-name="P4"/>
      <text:p text:style-name="P4">Bazy danych:</text:p>
      <text:p text:style-name="P4">mysql</text:p>
      <text:p text:style-name="P4">sql server</text:p>
      <text:p text:style-name="P4">mongodb</text:p>
      <text:p text:style-name="P4">mariadb</text:p>
      <text:p text:style-name="P4">postgresql</text:p>
      <text:p text:style-name="P4"/>
      <text:p text:style-name="P4"><text:soft-page-break/>Programy do zarządzania wersja:</text:p>
      <text:p text:style-name="P4">git</text:p>
      <text:p text:style-name="P4">mercurial</text:p>
      <text:p text:style-name="P4">bitbucket</text:p>
      <text:p text:style-name="P5">subversion</text:p>
      <text:p text:style-name="P5"/>
      <text:p text:style-name="P5">Working directory</text:p>
      <text:p text:style-name="P5"/>
      <text:p text:style-name="P5">git add</text:p>
      <text:p text:style-name="P5">git reset</text:p>
      <text:p text:style-name="P5"/>
      <text:p text:style-name="P5">staging area</text:p>
      <text:p text:style-name="P5"/>
      <text:p text:style-name="P5">git commit</text:p>
      <text:p text:style-name="P5"/>
      <text:p text:style-name="P5">repository</text:p>
      <text:p text:style-name="P5"/>
      <text:p text:style-name="P5">git push</text:p>
      <text:p text:style-name="P5">git pull</text:p>
      <text:p text:style-name="P5"/>
      <text:p text:style-name="P5">repository</text:p>
      <text:p text:style-name="P5"/>
      <text:p text:style-name="P5"/>
      <text:p text:style-name="P5">Branch <text:span text:style-name="T2">logic</text:span></text:p>
      <text:p text:style-name="P5"/>
      <text:p text:style-name="P6">Env:</text:p>
      <text:p text:style-name="P5">apache ant</text:p>
      <text:p text:style-name="P5">maven</text:p>
      <text:p text:style-name="P5">grandle</text:p>
      <text:p text:style-name="P5">docker</text:p>
      <text:p text:style-name="P5"/>
      <text:p text:style-name="P6">Test:</text:p>
      <text:p text:style-name="P6">postman</text:p>
      <text:p text:style-name="P6">zap – BEZPIECZEŃSTWO</text:p>
      <text:p text:style-name="P6">jmeter</text:p>
      <text:p text:style-name="P6">j unit</text:p>
      <text:p text:style-name="P6">selenium</text:p>
      <text:p text:style-name="P6"/>
      <text:p text:style-name="P6">Release</text:p>
      <text:p text:style-name="P6">nexus repo</text:p>
      <text:p text:style-name="P6">docker</text:p>
      <text:p text:style-name="P6">jfrog artifactory</text:p>
      <text:p text:style-name="P6"/>
      <text:p text:style-name="P6">Chmury:</text:p>
      <text:p text:style-name="P6">aws</text:p>
      <text:p text:style-name="P6">google cloud</text:p>
      <text:p text:style-name="P6">Azure</text:p>
      <text:p text:style-name="P6"/>
      <text:p text:style-name="P6">Config provider:</text:p>
      <text:p text:style-name="P6">Ansible</text:p>
      <text:p text:style-name="P6">terraform</text:p>
      <text:p text:style-name="P6"/>
      <text:p text:style-name="P6"><text:soft-page-break/>Kubernetes</text:p>
      <text:p text:style-name="P6"/>
      <text:p text:style-name="P6"/>
      <text:p text:style-name="P6">ci/cd tootls</text:p>
      <text:p text:style-name="P6">jenkins</text:p>
      <text:p text:style-name="P6">circleci</text:p>
      <text:p text:style-name="P6">github acitons</text:p>
      <text:p text:style-name="P6"/>
      <text:p text:style-name="P6"/>
      <text:p text:style-name="P7">nagios xi</text:p>
      <text:p text:style-name="P7">nagios log server</text:p>
      <text:p text:style-name="P7">elk elastic local kibana?</text:p>
      <text:p text:style-name="P7">Zabbix</text:p>
      <text:p text:style-name="P7"/>
      <text:p text:style-name="P8">Część praktyczna</text:p>
      <text:p text:style-name="P8"/>
      <text:p text:style-name="P8"/>
      <text:p text:style-name="P11">Przygotowywanie raportów</text:p>
      <text:p text:style-name="P11"/>
      <text:p text:style-name="P11">Cel: Implementacja aplikacji webowej służącej do bezpiecznego przechowywania plików z użyciem możliwości korzystania z HSM</text:p>
      <text:p text:style-name="P11">Dla firmy</text:p>
      <text:p text:style-name="P11"/>
      <text:p text:style-name="P11">Admin</text:p>
      <text:p text:style-name="P11">Pełne prawa</text:p>
      <text:p text:style-name="P11"/>
      <text:p text:style-name="P11">Normalny użytkownicy</text:p>
      <text:p text:style-name="P11">Mniejsze prawa</text:p>
      <text:p text:style-name="P11"/>
      <text:p text:style-name="P11">Struktura plików</text:p>
      <text:p text:style-name="P11">Haszowanie plików</text:p>
      <text:p text:style-name="P11"/>
      <text:p text:style-name="P11">Baza danych dla użytkowników</text:p>
      <text:p text:style-name="P11"/>
      <text:p text:style-name="P11">WAŻNE – IMPLEMENTACJA <text:span text:style-name="T3">HSM</text:span></text:p>
      <text:p text:style-name="P13">Istnieją symulatory HSM</text:p>
      <text:p text:style-name="P11"/>
      <text:p text:style-name="P12">Odporność na ataki +1</text:p>
      <text:p text:style-name="P11"/>
      <text:p text:style-name="P11">Wrzucanie plików</text:p>
      <text:p text:style-name="P11">Przenoszenie plików</text:p>
      <text:p text:style-name="P11">Usuwanie plików</text:p>
      <text:p text:style-name="P11">Ściąganie plików</text:p>
      <text:p text:style-name="P11">odzyskiwanie hasła</text:p>
      <text:p text:style-name="P11">Personalizacja wyglądu</text:p>
      <text:p text:style-name="P11">Logowanie do systemu</text:p>
      <text:p text:style-name="P11"/>
      <text:p text:style-name="P11">Dostęp lokalny – Apka na wiele platform – Windows, linux, Mac, Web, <text:span text:style-name="T3">mobile</text:span></text:p>
      <text:p text:style-name="P11"/>
      <text:p text:style-name="P11">Technologia dowolna</text:p>
      <text:p text:style-name="P1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09T17:02:52.804791205</meta:creation-date>
    <meta:generator>LibreOffice/7.3.6.2$Linux_X86_64 LibreOffice_project/30$Build-2</meta:generator>
    <dc:date>2022-11-09T18:52:06.710468804</dc:date>
    <meta:editing-duration>PT39M33S</meta:editing-duration>
    <meta:editing-cycles>8</meta:editing-cycles>
    <meta:document-statistic meta:table-count="0" meta:image-count="0" meta:object-count="0" meta:page-count="3" meta:paragraph-count="112" meta:word-count="251" meta:character-count="1755" meta:non-whitespace-character-count="1608"/>
  </office:meta>
</office:document-meta>
</file>